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4" style:family="graphic" style:parent-style-name="standard">
      <style:graphic-properties draw:auto-grow-height="false" fo:min-height="0.749cm" fo:min-width="0.499cm" fo:wrap-option="no-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311cm" svg:height="4.833cm" svg:x="5.2cm" svg:y="3.6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7.272cm" svg:height="16.256cm" svg:x="2.143cm" svg:y="-4.461cm">
            <text:p/>
            <draw:enhanced-geometry svg:viewBox="0 0 21600 21600" draw:mirror-vertical="tru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17.272cm" svg:height="1.758cm" svg:x="2.143cm" svg:y="2.07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layer="layout" svg:width="1.016cm" svg:height="1.524cm" svg:x="9.636cm" svg:y="4.1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.016cm" svg:height="1.524cm" svg:x="10.652cm" svg:y="5.06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0:09:21.577945801</meta:creation-date>
    <dc:date>2015-06-24T10:23:49.347632065</dc:date>
    <meta:editing-duration>PT4M5S</meta:editing-duration>
    <meta:editing-cycles>1</meta:editing-cycles>
    <meta:document-statistic meta:object-count="6"/>
    <meta:generator>LibreOffice/4.2.8.2$Linux_X86_64 LibreOffice_project/420m0$Build-2</meta:generator>
  </office:meta>
</office:document-meta>
</file>